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draw="urn:oasis:names:tc:opendocument:xmlns:drawing:1.0" xmlns:svg="urn:oasis:names:tc:opendocument:xmlns:svg-compatible:1.0" xmlns:presentation="urn:oasis:names:tc:opendocument:xmlns:presentation:1.0" xmlns:manifest="urn:oasis:names:tc:opendocument:xmlns:manifest:1.0" xmlns:chart="urn:oasis:names:tc:opendocument:xmlns:chart:1.0" xmlns:table="urn:oasis:names:tc:opendocument:xmlns:table:1.0">
  <manifest:file-entry manifest:full-path="/" manifest:media-type="application/vnd.oasis.opendocument.presentatio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draw="urn:oasis:names:tc:opendocument:xmlns:drawing:1.0" xmlns:svg="urn:oasis:names:tc:opendocument:xmlns:svg-compatible:1.0" xmlns:presentation="urn:oasis:names:tc:opendocument:xmlns:presentation:1.0" xmlns:manifest="urn:oasis:names:tc:opendocument:xmlns:manifest:1.0" xmlns:chart="urn:oasis:names:tc:opendocument:xmlns:chart:1.0" xmlns:table="urn:oasis:names:tc:opendocument:xmlns:table:1.0" office:version="1.2">
  <office:automatic-styles>
    <style:style style:name="s1" style:family="text" style:display-name="s1">
      <style:text-properties fo:font-size="34pt" fo:font-weight="bold" fo:color="#ffffff"/>
    </style:style>
    <style:style style:name="s2" style:family="text" style:display-name="s2">
      <style:text-properties fo:font-size="18pt" fo:color="#a0a0b0"/>
    </style:style>
    <style:style style:name="s3" style:family="text" style:display-name="s3">
      <style:text-properties fo:font-size="26pt" fo:font-weight="bold" fo:color="#e94560"/>
    </style:style>
    <style:style style:name="s4" style:family="text" style:display-name="s4">
      <style:text-properties fo:font-size="15pt" fo:color="#eaeaea"/>
    </style:style>
    <style:style style:name="s6" style:family="text" style:display-name="s6">
      <style:text-properties fo:font-size="12pt" fo:color="#111111"/>
    </style:style>
    <style:style style:name="s7" style:family="drawing-page" style:display-name="s7">
      <style:drawing-page-properties draw:fill="solid" draw:fill-color="#1a1a2e" draw:background-size="border"/>
    </style:style>
    <style:style style:name="s8" style:family="drawing-page" style:display-name="s8">
      <style:drawing-page-properties draw:fill="solid" draw:fill-color="#16213e" draw:background-size="border"/>
    </style:style>
    <style:style style:name="s10" style:family="graphic" style:display-name="s10">
      <style:graphic-properties draw:stroke="none" draw:fill="none"/>
    </style:style>
  </office:automatic-styles>
  <office:body>
    <office:presentation>
      <draw:page draw:style-name="s8" draw:master-page-name="Dark">
        <draw:frame draw:style-name="s10" svg:width="23.4cm" svg:height="4.0cm" svg:x="1.0cm" svg:y="3.2cm" presentation:class="title">
          <draw:text-box>
            <text:p><text:span text:style-name="s1">Module 90 (Optional)</text:span></text:p>
          </draw:text-box>
        </draw:frame>
        <draw:frame draw:style-name="s10" svg:width="23.4cm" svg:height="1.6cm" svg:x="1.0cm" svg:y="7.40cm" presentation:class="subtitle">
          <draw:text-box>
            <text:p><text:span text:style-name="s2">External Secrets Survey   (45-90 min)</text:span></text:p>
          </draw:text-box>
        </draw:frame>
        <presentation:notes>
          <draw:frame draw:style-name="s10" svg:width="17.0cm" svg:height="12.57cm" svg:x="2.06cm" svg:y="1.14cm" presentation:class="page"/>
          <draw:frame draw:style-name="s10" svg:width="17.0cm" svg:height="11.0cm" svg:x="2.06cm" svg:y="14.36cm" presentation:class="notes">
            <draw:text-box>
              <text:p><text:span text:style-name="s6">Module 90 is optional but valuable for teams that need to scale beyond a single host or have</text:span></text:p>
              <text:p><text:span text:style-name="s6">compliance requirements. The goal is not to implement any specific system — it is to build the</text:span></text:p>
              <text:p><text:span text:style-name="s6">mental model to choose the right one. Students who understand the decision framework can evaluate</text:span></text:p>
              <text:p><text:span text:style-name="s6">any secrets manager they encounter.</text:span></text:p>
            </draw:text-box>
          </draw:frame>
        </presentation:notes>
      </draw:page>
      <draw:page draw:style-name="s7" draw:master-page-name="Dark">
        <draw:frame draw:style-name="s10" svg:width="23.4cm" svg:height="2.0cm" svg:x="1.0cm" svg:y="0.8cm" presentation:class="title">
          <draw:text-box>
            <text:p><text:span text:style-name="s3">Choosing a Secrets System</text:span></text:p>
          </draw:text-box>
        </draw:frame>
        <draw:frame draw:style-name="s10" svg:width="23.4cm" svg:height="10.0cm" svg:x="1.0cm" svg:y="3.5cm" presentation:class="body">
          <draw:text-box>
            <text:p><text:span text:style-name="s4">Key questions: how many hosts? rotation frequency? audit requirements?</text:span></text:p>
            <text:p><text:span text:style-name="s4">Option 1 — systemd Credentials: host-native, great for single host</text:span></text:p>
            <text:p><text:span text:style-name="s4">Option 2 — SOPS: encrypted files in git, GitOps-friendly</text:span></text:p>
            <text:p><text:span text:style-name="s4">Option 3 — Vault-class: central policy + auth + audit, multi-host</text:span></text:p>
            <text:p><text:span text:style-name="s4">Migration: external manager writes a file -&gt; app reads the file (unchanged)</text:span></text:p>
          </draw:text-box>
        </draw:frame>
        <presentation:notes>
          <draw:frame draw:style-name="s10" svg:width="17.0cm" svg:height="12.57cm" svg:x="2.06cm" svg:y="1.14cm" presentation:class="page"/>
          <draw:frame draw:style-name="s10" svg:width="17.0cm" svg:height="11.0cm" svg:x="2.06cm" svg:y="14.36cm" presentation:class="notes">
            <draw:text-box>
              <text:p><text:span text:style-name="s6">Decision framework: Single host, minimal infra -&gt; systemd credentials. The credentials are encrypted</text:span></text:p>
              <text:p><text:span text:style-name="s6">at rest on the host and materialised as files at service start. Zero extra infrastructure. Small</text:span></text:p>
              <text:p><text:span text:style-name="s6">team, GitOps workflow -&gt; SOPS. Secrets live encrypted in git alongside infrastructure code. Change</text:span></text:p>
              <text:p><text:span text:style-name="s6">history is in git. Audit = git log. Larger org, compliance requirements, multi-host -&gt; Vault-class</text:span></text:p>
              <text:p><text:span text:style-name="s6">(HashiCorp Vault, AWS Secrets Manager). Dynamic credentials, fine-grained policies, full audit logs,</text:span></text:p>
              <text:p><text:span text:style-name="s6">automated rotation. Regardless of which system you choose, the delivery pattern stays the same: the</text:span></text:p>
              <text:p><text:span text:style-name="s6">external system writes a file, the container reads the file. This means migrating from Podman</text:span></text:p>
              <text:p><text:span text:style-name="s6">secrets does not require changing the application.</text:span></text:p>
            </draw:text-box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draw="urn:oasis:names:tc:opendocument:xmlns:drawing:1.0" xmlns:svg="urn:oasis:names:tc:opendocument:xmlns:svg-compatible:1.0" xmlns:presentation="urn:oasis:names:tc:opendocument:xmlns:presentation:1.0" xmlns:manifest="urn:oasis:names:tc:opendocument:xmlns:manifest:1.0" xmlns:chart="urn:oasis:names:tc:opendocument:xmlns:chart:1.0" xmlns:table="urn:oasis:names:tc:opendocument:xmlns:table:1.0" office:version="1.2">
  <office:styles/>
  <office:automatic-styles>
    <style:page-layout style:name="widescreen">
      <style:page-layout-properties fo:margin="0cm" fo:page-width="25.4cm" fo:page-height="14.29cm" style:print-orientation="landscape"/>
    </style:page-layout>
  </office:automatic-styles>
  <office:master-styles>
    <style:master-page style:name="Dark" style:page-layout-name="widescreen" style:display-name="Dark"/>
  </office:master-styles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draw="urn:oasis:names:tc:opendocument:xmlns:drawing:1.0" xmlns:svg="urn:oasis:names:tc:opendocument:xmlns:svg-compatible:1.0" xmlns:presentation="urn:oasis:names:tc:opendocument:xmlns:presentation:1.0" xmlns:manifest="urn:oasis:names:tc:opendocument:xmlns:manifest:1.0" xmlns:chart="urn:oasis:names:tc:opendocument:xmlns:chart:1.0" xmlns:table="urn:oasis:names:tc:opendocument:xmlns:table:1.0" office:version="1.2">
  <office:meta>
    <meta:generator>ODFPY/1.4.1</meta:generator>
  </office:meta>
</office:document-meta>
</file>